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3pt" style:font-size-asian="13pt" style:font-size-complex="14pt"/>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family="paragraph">
      <style:paragraph-properties fo:text-align="justify"/>
      <style:text-properties fo:font-weight="bold" style:font-weight-asian="bold" style:font-weight-complex="bold"/>
    </style:style>
    <style:style style:name="P13" style:parent-style-name="Standard" style:family="paragraph">
      <style:paragraph-properties fo:text-align="justify"/>
    </style:style>
    <style:style style:name="P1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5" style:parent-style-name="Standard" style:family="paragraph">
      <style:text-properties fo:font-weight="bold" style:font-weight-asian="bold" style:font-weight-complex="bold" fo:font-size="16pt" style:font-size-asian="16pt" style:font-size-complex="16pt"/>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center"/>
      <style:text-properties fo:font-weight="bold" style:font-weight-asian="bold" style:font-weight-complex="bold" fo:font-size="17pt" style:font-size-asian="17pt" style:font-size-complex="22pt" style:text-underline-type="single" style:text-underline-style="solid" style:text-underline-width="auto" style:text-underline-mode="continuous"/>
    </style:style>
    <style:style style:name="P20" style:parent-style-name="Standard" style:family="paragraph">
      <style:paragraph-properties fo:text-align="center"/>
      <style:text-properties fo:font-weight="bold" style:font-weight-asian="bold" style:font-weight-complex="bold" fo:font-size="17pt" style:font-size-asian="17pt" style:font-size-complex="22pt" style:text-underline-type="single" style:text-underline-style="solid" style:text-underline-width="auto" style:text-underline-mode="continuous"/>
    </style:style>
    <style:style style:name="P2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2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2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4" style:parent-style-name="Standard" style:family="paragraph">
      <style:paragraph-properties fo:text-align="justify"/>
      <style:text-properties fo:font-weight="bold" style:font-weight-asian="bold" style:font-weight-complex="bold"/>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T28" style:parent-style-name="Policepardéfaut" style:family="text">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P30" style:parent-style-name="Standard" style:family="paragraph">
      <style:paragraph-properties fo:text-align="justify"/>
      <style:text-properties fo:font-weight="bold" style:font-weight-asian="bold" style:font-weight-complex="bold"/>
    </style:style>
    <style:style style:name="P31" style:parent-style-name="Standard" style:family="paragraph">
      <style:paragraph-properties fo:text-align="justify"/>
    </style:style>
    <style:style style:name="T32" style:parent-style-name="Policepardéfaut" style:family="text">
      <style:text-properties fo:color="#FF0000"/>
    </style:style>
    <style:style style:name="T33" style:parent-style-name="Marquedecommentaire" style:family="text">
      <style:text-properties style:font-name-complex="Mangal"/>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text-properties fo:font-weight="bold" style:font-weight-asian="bold" style:font-weight-complex="bold"/>
    </style:style>
    <style:style style:name="P40" style:parent-style-name="Standard" style:family="paragraph">
      <style:paragraph-properties fo:text-align="justify"/>
      <style:text-properties fo:font-weight="bold" style:font-weight-asian="bold" style:font-weight-complex="bold"/>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5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T58" style:parent-style-name="Marquedecommentaire" style:family="text">
      <style:text-properties style:font-name-complex="Mangal"/>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T66" style:parent-style-name="Policepardéfaut" style:family="text">
      <style:text-properties fo:color="#0070C0"/>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Policepardéfaut" style:family="text">
      <style:text-properties fo:font-weight="bold" style:font-weight-asian="bold" style:font-weight-complex="bold"/>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T84" style:parent-style-name="Policepardéfaut" style:family="text">
      <style:text-properties fo:font-weight="bold" style:font-weight-asian="bold" style:font-weight-complex="bold"/>
    </style:style>
    <style:style style:name="P85" style:parent-style-name="Standard" style:family="paragraph">
      <style:paragraph-properties fo:text-align="justify"/>
    </style:style>
    <style:style style:name="T86" style:parent-style-name="Policepardéfaut" style:family="text">
      <style:text-properties style:text-line-through-style="solid" style:text-line-through-width="auto" style:text-line-through-color="font-color" style:text-line-through-mode="continuous" style:text-line-through-type="single"/>
    </style:style>
    <style:style style:name="T87" style:parent-style-name="Policepardéfaut" style:family="text">
      <style:text-properties fo:color="#0070C0"/>
    </style:style>
    <style:style style:name="P88" style:parent-style-name="Standard" style:family="paragraph">
      <style:paragraph-properties fo:text-align="justify"/>
    </style:style>
    <style:style style:name="T89" style:parent-style-name="Policepardéfaut" style:family="text">
      <style:text-properties fo:color="#C00000"/>
    </style:style>
    <style:style style:name="T90" style:parent-style-name="Marquedecommentaire" style:family="text">
      <style:text-properties style:font-name-complex="Mangal"/>
    </style:style>
    <style:style style:name="T91" style:parent-style-name="Policepardéfaut" style:family="text">
      <style:text-properties fo:color="#C00000"/>
    </style:style>
    <style:style style:name="P92" style:parent-style-name="Standard" style:family="paragraph">
      <style:paragraph-properties fo:text-align="justify"/>
    </style:style>
    <style:style style:name="T93" style:parent-style-name="Policepardéfaut" style:family="text">
      <style:text-properties fo:color="#C00000"/>
    </style:style>
    <style:style style:name="T94" style:parent-style-name="Policepardéfaut" style:family="text">
      <style:text-properties fo:color="#C00000"/>
    </style:style>
    <style:style style:name="T95" style:parent-style-name="Marquedecommentaire" style:family="text">
      <style:text-properties style:font-name-complex="Mangal"/>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T98" style:parent-style-name="Policepardéfaut" style:family="text">
      <style:text-properties fo:font-weight="bold" style:font-weight-asian="bold" style:font-weight-complex="bold"/>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1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11" style:parent-style-name="Standard" style:family="paragraph">
      <style:paragraph-properties fo:text-align="justify"/>
    </style:style>
  </office:automatic-styles>
  <office:body>
    <office:text text:use-soft-page-breaks="true">
      <text:p text:style-name="P1">Réflexion sur la communication entre Vab, Satellites aériens et terrestres</text:p>
      <text:p text:style-name="Standard"/>
      <text:p text:style-name="Standard"/>
      <text:p text:style-name="Standard"/>
      <text:p text:style-name="Standard"/>
      <text:p text:style-name="P2">Présentation de l’équipe :</text:p>
      <text:p text:style-name="P3"/>
      <text:p text:style-name="P4">Composition de l’équipe :</text:p>
      <text:p text:style-name="Standard">Chef de Projet : Thibault SAGNARD</text:p>
      <text:p text:style-name="Standard">Equipe : Désiré<text:s/>OUEDRAOGO, Annie LIU, Ewen MAHEVAS, Alexis ANNE</text:p>
      <text:p text:style-name="Standard">Encadrants : Thibault TORALBA, Clément YVER, Alexandre CHAPOUTOT, Jules BERHAULT</text:p>
      <text:p text:style-name="P5"/>
      <text:p text:style-name="P6">Répartitions des tâches :</text:p>
      <text:list text:style-name="LFO1" text:continue-numbering="true">
        <text:list-item>
          <text:p text:style-name="P7">Pôle interface graphique : affichage sur un écran des éléments essentiels, de la progression des éclaireurs, des emplacements des pièges, et des notifications importantes (découverte nouveau piège…) : Annie LIU</text:p>
        </text:list-item>
        <text:list-item>
          <text:p text:style-name="P8">Pôle Traitement des images : reconnaissance des pièges et des obstacles en liant la caméra et les outils d’Open CV, lecture des QRC Codes : Désiré OUEDRAOGO</text:p>
        </text:list-item>
        <text:list-item>
          <text:p text:style-name="P9">Pôle communication des satellites aériens, Husky et VAB : transmission des images, vidéos, données (position, instructions…) : Ewen MAHEVAS</text:p>
        </text:list-item>
        <text:list-item>
          <text:p text:style-name="P10">Algorithmes et stratégies de déplacements des différents appareils (2 Husky, 2 satellites aériens, VAB)<text:s/>: Alexis ANNE</text:p>
        </text:list-item>
        <text:list-item>
          <text:p text:style-name="P11">Responsable ROS : approfondissement des connaissances du logiciel et coordination des pôles qui utilisent ROS : Thibault SAGNARD</text:p>
        </text:list-item>
      </text:list>
      <text:p text:style-name="P12"/>
      <text:p text:style-name="P13"/>
      <text:p text:style-name="P14">Introduction et attendus du Projet :</text:p>
      <text:p text:style-name="P15"/>
      <text:p text:style-name="P16">Pour rappel, l'objectif du challenge Cohoma est la détection et la<text:s/>neutralisation de pièges disposés sur le parcours d'un véhicule blindé de l'armée de terre (Vab). Plus précisément, il faut commencer par détecter un ensemble de boîtes rouges éparpillés autour de la trajectoire du Vab. Ces pièges seront détectables depuis<text:s/>les airs ou parfois uniquement détectables depuis le sol.</text:p>
      <text:p text:style-name="P17">Il faudra ensuite désactiver les pièges par lecture d’un QR code présent sur la boîte. Le code sera lisible directement sur la boîte ou nécessitera une action au sol pour être lu. Il faudra enfin cartographier les pièges et rendre un fichier recensant l’ensemble des pièges détectés et/ou désactivés. Un autre volet important pour cette mission est l’automatisation des processus. Pour monitorer le degré d’automatisation de la solution retenue, tous les opérateurs devront répondre à un QCM de questions simple. Le degré de remplissage du questionnaire permettra de mesurer le temps libre de chaque opérateur et donc le degré d’automatisation des procédés.</text:p>
      <text:p text:style-name="P18"><text:s/>Pour mener à bien cette mission, nous disposons de<text:s/>satellites aériens et de satellites terrestres. La clé sera donc de réussir à imaginer une stratégie cohérente pour être le plus efficace possible et pour réussir à neutraliser un maximum de pièges. Il faudra donc réfléchir à la stratégie de déploiement mais aussi aux outils de visualisation à mettre en place pour faciliter le travail des opérateurs dans le VAB. Enfin, il faudra réfléchir au degré d'automatisation qui semble cohérent : Quand est-ce que les opérateurs doivent vérifier les données transmises<text:s/>par les satellites ?</text:p>
      <text:p text:style-name="Standard"/>
      <text:p text:style-name="Standard"/>
      <text:p text:style-name="Standard"/>
      <text:p text:style-name="Standard"/>
      <text:p text:style-name="Standard"/>
      <text:soft-page-break/>
      <text:p text:style-name="P19">Perceptions des enjeux de collaboration de collaboration homme/machine, grands principes de stratégie, éléments clés de la solution proposée :</text:p>
      <text:p text:style-name="P20"/>
      <text:p text:style-name="Standard"/>
      <text:p text:style-name="P21">I) Organisation structurelle :</text:p>
      <text:p text:style-name="P22"/>
      <text:p text:style-name="P23">a) Les besoins:</text:p>
      <text:p text:style-name="P24"/>
      <text:p text:style-name="P25">Commençons par imaginer les éléments indispensables de communication dont nous avons besoin pour ce challenge. Cela nous permettra de concevoir un outil vraiment adapté à nos besoins.</text:p>
      <text:p text:style-name="P26"/>
      <text:p text:style-name="P27"><text:span text:style-name="T28">i)</text:span><text:s/><text:span text:style-name="T29">Les interfaces graphiques permettant l'interaction homme machine.</text:span></text:p>
      <text:p text:style-name="P30"/>
      <text:p text:style-name="P31">Le premier élément indispensable est<text:s/>un outil permettant d'avoir accès aux différentes informations des satellites: niveau de batterie, visualisation des flux vidéo... Pour réaliser cet outil, nous pourrons réutiliser des<text:span text:style-name="T32"><text:s/></text:span><office:annotation office:name="0"><dc:creator>Thibault SAGNARD</dc:creator><dc:date>2022-01-04T10:28:00</dc:date><text:p text:style-name="Commentaire">Il faudrait les nommer</text:p><text:p text:style-name="Commentaire"/><text:p text:style-name="Commentaire">On les connait ?</text:p></office:annotation>applications<text:s/>web<text:s/>existantes<text:span text:style-name="T33"><office:annotation-end office:name="0"/></text:span><text:s/>qui feront le lien entre ROS (le logiciel utilisé pour commander les robots) et l’interface graphique.<text:s/>L'intérêt sera d'avoir une vision de ce qu'il se passe pour chacun des satellites. On pourra ensuite visualiser l'arrivée d'un satellite sur un piège en prendre le contrôle manuellement et réaliser sa désactivation. Une interface graphique avec<text:s/>un faible nombre de boutons <text:s/>(tactiles ou liés à des touches du clavier) faciles à utiliser pour donner aux satellites des ordres prédéfinis permettra de rendre leur gestion plus efficace. Une interface claire, succincte et facile d’utilisation permettra<text:s/>de rendre possible la gestion de plusieurs satellites par un seul opérateur.</text:p>
      <text:p text:style-name="P34"/>
      <text:p text:style-name="P35">Le second outil indispensable est un outil de cartographie. La première étape sera la suivante: à partir de cartes déjà existantes (fournies par Google), il sera possible<text:s/>d'obtenir un "fond de carte", ensuite il faudra pouvoir positionner sur la carte les différents pièges et zones. On pourra alors utiliser un code couleur selon l'état du piège. Par exemple un point vert pour un piège identifié et désactivé et un point rouge pour un piège identifié mais non désactivé. Cet outil permettra de restituer le travail effectué aux officiers de l'armée en fin de parcours. Mais ce n'est pas tout: l'outil de cartographie doit aussi être adapté pour pouvoir être utilisé en temps réel.<text:s/>La position du Vab doit pouvoir y être ajoutée et actualisée en continu. De même, il faut pouvoir y ajouter la position des satellites terrestres et des satellites aériens. Ainsi, on aura un outil de positionnement qui servira de base stratégique pendant l'opération.</text:p>
      <text:p text:style-name="P36"/>
      <text:p text:style-name="P37">Enfin, il est nécessaire d'avoir une interface graphique restituant les informations découvertes par les satellites aériens et les satellites terrestres : une photo d'un possible piège envoyée par un satellite aérien, une demande d'autorisation pour un retour à la base pour un changement de batterie... Cette interface fera le lien entre les procédures automatiques et la prise de décision manuelle réalisée par un opérateur.</text:p>
      <text:p text:style-name="P38"/>
      <text:p text:style-name="P39">ii) Comportement des satellites sans instruction</text:p>
      <text:p text:style-name="P40"/>
      <text:p text:style-name="P41">Il est nécessaire de<text:s/>mettre en place un fichier de code indiquant le comportement des satellites/satellites aériens dans le cas général. Comment doivent-ils agir et se coordonner sans instructions supplémentaires ? Ce fichier correspond en fait à une base de conditions initiales que nous détaillerons dans la suite.</text:p>
      <text:p text:style-name="P42"/>
      <text:p text:style-name="P43"/>
      <text:p text:style-name="P44">b) Une solution : La conception d'un outil informatique unique et complet.</text:p>
      <text:p text:style-name="P45"/>
      <text:p text:style-name="P46">Pour faciliter le travail des opérateurs : nous allons concevoir un outil informatique complet. L'idée est la suivante : La page principale de l'outil sera la carte qui montrera en temps réel la position des pièges, la position du Vab et la position des satellites. On pourra cliquer directement sur le point du satellite pour avoir directement accès à son niveau de batterie, à sa caméra... Si<text:s/>nous en avons besoin nous pourrons <text:s/>reprendre le contrôle du satellite manuellement avec un bouton précis. Ensuite sur une fenêtre séparée nous aurons accès à une liste de tâches auxquelles il faudra pouvoir répondre : une demande de validation de photo de piège, le retour à la base d'un satellite, l'arrivée au piège d'un satellite terrestre, une détection de paramètres inhabituels... Ces tâches précises nécessitent la mise en place d'un protocole spécifique et seront listés exhaustivement dans la partie III).</text:p>
      <text:p text:style-name="P47">Enfin, un fichier principal de code tournera en continu en arrière-plan, il permettra de donner des indications aux satellites pour un fonctionnement sans consignes supplémentaires.</text:p>
      <text:p text:style-name="P48">La question qui se pose maintenant est la suivante : comment organiser les satellites au départ?</text:p>
      <text:p text:style-name="P49"/>
      <text:p text:style-name="P50"/>
      <text:p text:style-name="P51"/>
      <text:p text:style-name="P52"/>
      <text:p text:style-name="P53">II) Conditions initiales :</text:p>
      <text:p text:style-name="P54"/>
      <text:p text:style-name="P55">Dans la première partie de la mission, ce seront les satellites aériens qui vont jouer un rôle prépondérant, ce sont eux qui vont permettre de repérer le plus de pièges. Concernant la coordination<text:s/>des satellites aériens nous utiliserons une tactique assez simple. Les satellites aériens seront utiliser en parallèle, ceux-ci seront répartis dans différentes zones géographiques en indiquant une zone GPS de recherche à chaque satellite aérien. Une fois<text:s/>qu’un des satellites aériens aura repéré un piège il pourra interrompre sa procédure de recherche pour aller désactiver un piège ou communiquer le fait qu’il n’est pas désactivable par lui.</text:p>
      <text:p text:style-name="P56"/>
      <text:p text:style-name="P57">Nous allons utiliser un algorithme de tactique de déplacement pour les Husky, leur permettant de parcourir une zone donnée en le moins de temps possible. Cette zone donnée sera située devant le VAB, dans un rayon de 50 mètres (qui est le rayon de neutralisation des pièges). En effet, chaque parcelle contenant potentiellement un piège doit être fouillée. Si un piège est détecté, le Husky doit lire le QRC et désactiver le piège, ou envoyer un message aux satellites aériens si seuls ceux-ci peuvent le faire.<text:s/><office:annotation office:name="1"><dc:creator>Thibault SAGNARD</dc:creator><dc:date>2022-01-04T10:58:00</dc:date><text:p text:style-name="Commentaire">Trop compliqué pour pas grand-chose ? A voir si on peut faire<text:s/>confiance à notre algorithme de détection</text:p></office:annotation>Auparavant, le satellite va analyser la probabilité que le piège détecté en soit un réellement, s’il n’est pas certains, il va demander confirmation au VAB<text:span text:style-name="T58"><office:annotation-end office:name="1"/></text:span>. En parallèle, les satellites aériens vont aussi fouiller<text:s/>la zone, et envoyer des messages aux Husky pour qu’ils désactivent les pièges qu’ils ne peuvent eux-mêmes désactiver. Dans les deux cas possibles de messages envoyés, les satellites modifieront leurs trajectoires en fonction de l’éloignement du piège à vérifier.<text:s/></text:p>
      <text:p text:style-name="P59"/>
      <text:p text:style-name="P60"/>
      <text:p text:style-name="P61"/>
      <text:p text:style-name="P62">III) Degré d'automatisation:</text:p>
      <text:p text:style-name="P63"/>
      <text:p text:style-name="P64"/>
      <text:p text:style-name="P65">Lorsque un satellite aérien détecte un piège, il faut une vérification manuelle d'un opérateur du Vab pour que le piège soit ensuite ajouté à la carte,<text:s/><text:span text:style-name="T66">si la probabilité est inférieur à 90% ?<text:s/></text:span>Le processus de<text:s/>détection ne pourra pas être complètement automatisé. Concernant la décision d'envoyer un satellite pour la désactivation d'un piège, le processus doit aussi être validé manuellement. Cela permettra à l'opérateur responsable d'analyser le terrain à partir<text:s/>des photos prises par le satellite aérien et de décider si le Husky est capable de passer.</text:p>
      <text:p text:style-name="P67">Par conséquent, même si l'ensemble des processus sont potentiellement automatisables, il faut tout de même un contrôle des opérateurs du Vab pour les décisions importantes. Cela limitera le risque de<text:s/><text:soft-page-break/>perte du satellite dans une végétation trop hostile ou la perte de temps à la recherche d'un piège qui n'en est pas un.</text:p>
      <text:p text:style-name="P68"/>
      <text:p text:style-name="P69"/>
      <text:p text:style-name="P70"/>
      <text:p text:style-name="P71"/>
      <text:p text:style-name="P72">IV) Protocole spécifique :</text:p>
      <text:p text:style-name="P73"/>
      <text:p text:style-name="P74">Voici une liste quasi exhaustive des différents évènements pouvant intervenir pendant la mission et les protocoles associés :</text:p>
      <text:p text:style-name="P75"/>
      <text:p text:style-name="P76"><text:span text:style-name="T77">Détection d'un piège :<text:s/></text:span>Si le protocole de détection détecte un potentiel piège, il faut que le satellite aérien prenne une photo et enregistre la position GPS. Une tâche est ensuite ajoutée dans le<text:s/>module dédié de l'outil informatique. L'opérateur visualise alors la photo et décide s'il s'agit d'un piège ou non et de quel type de piège il s'agit. S'il valide et que la zone est dégagée, il prend alors directement le contrôle manuel du satellite aérien<text:s/>et il désactive le piège. Si ce n'est pas possible, un point rouge est ajouté sur la carte aux coordonnées géographique retenues par le satellite aérien. En cliquant sur le point de la carte, on pourra visualiser la photo prise par le satellite aérien.</text:p>
      <text:p text:style-name="P78"/>
      <text:p text:style-name="P79"><text:span text:style-name="T80">C</text:span><text:span text:style-name="T81">hoix d'un piège à désactiver<text:s/></text:span>: L'opérateur va choisir manuellement quel piège est à désactiver en cliquant sur un point rouge de la carte. A partir de la photo prise par le satellite aérien et de la géographie du lieu, il décidera s'il est possible d'y envoyer un satellite ou s'il n'est pas possible de désactiver le piège.</text:p>
      <text:p text:style-name="P82"/>
      <text:p text:style-name="P83"><text:span text:style-name="T84">Désactivation du piège :</text:span><text:s/>Le satellite se déplacera automatiquement jusqu’aux coordonnées GPS fournies. L'opérateur prendra ensuite le contrôle manuel du satellite pour désactiver le piège.</text:p>
      <text:p text:style-name="P85">Après la désactivation du piège : l'opérateur décide manuellement<text:s/><text:span text:style-name="T86">si le satellite revient vers le Vab</text:span><text:s/><text:span text:style-name="T87">si le satellite continue sa stratégie de déplacement<text:s/></text:span>(en cliquant sur le satellite dans le menu et en indiquant retour Vab) ou s'il se dirige vers un nouveau piège (en sélectionnant un nouveau piège sur la carte et en choisissant le satellite précédent pour s'y rendre. Dans l'attente de consigne, le satellite restera immobile face au piège qu'il a désactivé.</text:p>
      <text:p text:style-name="P88"><text:span text:style-name="T89"><office:annotation office:name="2"><dc:creator>Thibault SAGNARD</dc:creator><dc:date>2022-01-04T11:12:00</dc:date><text:p text:style-name="Commentaire">Il faut voir la durée des batteries utilisées</text:p><text:p text:style-name="Commentaire">+ droit de sortir du VAB pour changer la batterie du Husky ou du statellite aérien ??</text:p></office:annotation>Retour à la base pour changer les batteries du satellite<text:s/></text:span><text:span text:style-name="T90"><office:annotation-end office:name="2"/></text:span>: Si le satellite est à cours de batterie, il pourra demander l'autorisation de retourner à la base pour changer sa batterie :<text:s/><text:span text:style-name="T91">Néanmoins, la question se pose pour savoir si la base de recharge sera au début du parcours ou s'il s'agira du Vab</text:span>. En effet, il sera compliqué pour nos satellites de parcourir plusieurs centaines de mètres pour aller recharger leurs batteries et pour ensuite se rapprocher du Vab de nouveau car les caractéristiques de vitesse du Husky empêchent le parcours d'une grande distance en un temps réduit.<text:s/></text:p>
      <text:p text:style-name="P92"><text:span text:style-name="T93">Batteries du satellite aérien<text:s/></text:span>: Concernant les batteries du satellite aérien, il est possible<text:s/>de laisser un opérateur sur le camp de base pour le changement de batteries. La vitesse des satellites aériens permettra le retour au camp de base si besoin. Néanmoins,<text:s/><text:span text:style-name="T94"><office:annotation office:name="3"><dc:creator>Thibault SAGNARD</dc:creator><dc:date>2022-01-04T11:15:00</dc:date><text:p text:style-name="Commentaire">à quantifier aussi</text:p></office:annotation>l'autonomie des satellites aériens<text:s/></text:span><text:span text:style-name="T95"><office:annotation-end office:name="3"/></text:span>dont nous disposons actuellement peut être un sujet délicat si nous nous trouvons à plusieurs centaines de mètres du Vab. En effet, l'aller/ retour à grande vitesse à la base de départ risque de consommer une bonne partie de l'autonomie de la batterie.</text:p>
      <text:p text:style-name="P96"/>
      <text:p text:style-name="P97"><text:span text:style-name="T98">Incident :</text:span><text:s/>Si le satellite se retrouve coincé par la végétation ou par le relief du terrain, le satellite ne pourra pas être récupéré avant la fin de la mission. En effet, comme il n'est pas possible de sortir du Vab, il ne sera pas possible d’aller sortir le satellite de ce mauvais pas. Par conséquent, il faut limiter au maximum le risque de coincer un satellite terrestre en observant le terrain manuellement avant de décider de l'envoi d'un satellite dans une zone.</text:p>
      <text:p text:style-name="P99"/>
      <text:p text:style-name="P100"/>
      <text:p text:style-name="P101"/>
      <text:p text:style-name="P102"/>
      <text:p text:style-name="P103"/>
      <text:p text:style-name="P104"/>
      <text:p text:style-name="P105"/>
      <text:p text:style-name="P106"/>
      <text:p text:style-name="P107"/>
      <text:p text:style-name="P108"/>
      <text:p text:style-name="P109">Conclusion :</text:p>
      <text:p text:style-name="P110"/>
      <text:p text:style-name="P111">Nous avons détaillé dans cette étude les outils<text:s/>nécessaires à la prise de décision par les opérateurs pour la gestion des satellites et satellites aériens sur le terrain. Nous avons montré la pertinence du développement d'un outil unique et détaillé son fonctionnement. Enfin, nous sommes rentrés dans le<text:s/>détail des différentes situations auxquelles l'opérateur devra faire face. Nous avons ainsi mis en place les protocoles associés à chacune de ces situation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pl-c1" style:display-name="pl-c1" style:family="text" style:parent-style-name="Policepardéfaut"/>
    <style:style style:name="pl-en" style:display-name="pl-en" style:family="text" style:parent-style-name="Policepardéfau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ne</meta:initial-creator>
    <dc:creator>anne</dc:creator>
    <meta:creation-date>2022-01-12T09:24:00Z</meta:creation-date>
    <dc:date>2022-01-12T10:50:00Z</dc:date>
    <meta:template xlink:href="Normal" xlink:type="simple"/>
    <meta:editing-cycles>18</meta:editing-cycles>
    <meta:editing-duration>PT3600S</meta:editing-duration>
    <meta:document-statistic meta:page-count="5" meta:paragraph-count="27" meta:word-count="2105" meta:character-count="13656" meta:row-count="96" meta:non-whitespace-character-count="11578"/>
  </office:meta>
</office:document-meta>
</file>